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3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office:value-type="string" calcext:value-type="string">
            <text:p>Scenario: Men’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7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8" office:value-type="string" calcext:value-type="string">
            <text:p>TC15:</text:p>
          </table:table-cell>
          <table:table-cell office:value-type="string" calcext:value-type="string">
            <text:p>Scenario: Ladie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8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8" office:value-type="string" calcext:value-type="string">
            <text:p>TC16:</text:p>
          </table:table-cell>
          <table:table-cell office:value-type="string" calcext:value-type="string">
            <text:p>Scenario: Men’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8" office:value-type="string" calcext:value-type="string">
            <text:p>TC17:</text:p>
          </table:table-cell>
          <table:table-cell office:value-type="string" calcext:value-type="string">
            <text:p>Scenario: Ladie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8" office:value-type="string" calcext:value-type="string">
            <text:p>TC18:</text:p>
          </table:table-cell>
          <table:table-cell office:value-type="string" calcext:value-type="string">
            <text:p>Scenario: Men’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19:</text:p>
          </table:table-cell>
          <table:table-cell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20:</text:p>
          </table:table-cell>
          <table:table-cell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1:</text:p>
          </table:table-cell>
          <table:table-cell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2:</text:p>
          </table:table-cell>
          <table:table-cell office:value-type="string" calcext:value-type="string">
            <text:p>Scenario: Men’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4"/>
          <table:table-cell table:style-name="ce35"/>
          <table:table-cell table:style-name="ce28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office:value-type="string" calcext:value-type="string">
            <text:p>Scenario: Men’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3:</text:p>
          </table:table-cell>
          <table:table-cell office:value-type="string" calcext:value-type="string">
            <text:p>Scenario: Ladie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office:value-type="string" calcext:value-type="string">
            <text:p>Scenario: Ladie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4:</text:p>
          </table:table-cell>
          <table:table-cell office:value-type="string" calcext:value-type="string">
            <text:p>Scenario: Men’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2:</text:p>
          </table:table-cell>
          <table:table-cell office:value-type="string" calcext:value-type="string">
            <text:p>Scenario: Men’s T-Shirts image link is interactable on the homepage</text:p>
          </table:table-cell>
          <table:table-cell table:number-columns-repeated="4"/>
          <table:table-cell table:style-name="ce18" office:value-type="string" calcext:value-type="string">
            <text:p>TC25:</text:p>
          </table:table-cell>
          <table:table-cell office:value-type="string" calcext:value-type="string">
            <text:p>Scenario: Ladie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3:</text:p>
          </table:table-cell>
          <table:table-cell office:value-type="string" calcext:value-type="string">
            <text:p>Scenario: Ladies T-Shirts image link is interactable on the homepag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Men’s Outerwear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main image</text:p>
            <text:p>Then the user can notice the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outerwear" xlink:type="simple">https://shop.polymer-project.org/list/men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Men'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'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Ladies Outerwear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ladies_outerwear" xlink:type="simple">https://shop.polymer-project.org/list/ladie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Ladie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Men's T-Shirts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Men’s T-Shirts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tshirts" xlink:type="simple">https://shop.polymer-project.org/list/mens_tshirts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’s T-Shirts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T-shirts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Ladies T-Shirts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ladies_tshirts" xlink:type="simple">https://shop.polymer-project.org/list/ladies_tshirts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Ladies T-Shirts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Ladies T-Shirts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Ladies T-Shirts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Ladies T-Shirts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Ladie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Ladie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Ladie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Product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1:</text:p>
          </table:table-cell>
          <table:table-cell table:style-name="ce29" table:number-columns-repeated="2"/>
          <table:table-cell table:style-name="ce3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style-name="ce29" table:number-columns-repeated="2"/>
          <table:table-cell table:style-name="ce3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style-name="ce29"/>
          <table:table-cell table:style-name="ce3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detail/mens_outerwear/Men+s+Tech+Shell+Full-Zip" xlink:type="simple">https://shop.polymer-project.org/detail/mens_outerwear/Men+s+Tech+Shell+Full-Zip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style-name="ce29"/>
          <table:table-cell table:style-name="ce3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2:</text:p>
          </table:table-cell>
          <table:table-cell table:style-name="ce29" table:number-columns-repeated="2"/>
          <table:table-cell table:style-name="ce3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style-name="ce29" table:number-columns-repeated="2"/>
          <table:table-cell table:style-name="ce3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style-name="ce29"/>
          <table:table-cell table:style-name="ce33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’s Tech Schell Full-Zip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text is visible</text:p>
          </table:table-cell>
          <table:table-cell table:style-name="ce29"/>
          <table:table-cell table:style-name="ce3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string is displayed</text:p>
          </table:table-cell>
          <table:table-cell table:style-name="ce29"/>
          <table:table-cell table:style-name="ce3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Product page</text:p>
          </table:table-cell>
          <table:table-cell table:number-columns-repeated="5"/>
          <table:table-cell table:style-name="ce18" office:value-type="string" calcext:value-type="string">
            <text:p>TC3:</text:p>
          </table:table-cell>
          <table:table-cell table:style-name="ce29" table:number-columns-repeated="2"/>
          <table:table-cell table:style-name="ce3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style-name="ce29" table:number-columns-repeated="2"/>
          <table:table-cell table:style-name="ce3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style-name="ce29"/>
          <table:table-cell table:style-name="ce3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text is visible</text:p>
          </table:table-cell>
          <table:table-cell table:style-name="ce29"/>
          <table:table-cell table:style-name="ce33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string is displayed</text:p>
          </table:table-cell>
          <table:table-cell table:style-name="ce29"/>
          <table:table-cell table:style-name="ce3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Product page</text:p>
          </table:table-cell>
          <table:table-cell table:number-columns-repeated="5"/>
          <table:table-cell table:style-name="ce18" office:value-type="string" calcext:value-type="string">
            <text:p>TC4:</text:p>
          </table:table-cell>
          <table:table-cell table:style-name="ce29" table:number-columns-repeated="2"/>
          <table:table-cell table:style-name="ce3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style-name="ce29" table:number-columns-repeated="2"/>
          <table:table-cell table:style-name="ce3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style-name="ce29"/>
          <table:table-cell table:style-name="ce3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ize option is visible</text:p>
          </table:table-cell>
          <table:table-cell table:style-name="ce29"/>
          <table:table-cell table:style-name="ce33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ize option can be interacted</text:p>
          </table:table-cell>
          <table:table-cell table:style-name="ce29"/>
          <table:table-cell table:style-name="ce3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3:</text:p>
          </table:table-cell>
          <table:table-cell table:style-name="ce29" office:value-type="string" calcext:value-type="string">
            <text:p>The size options are listed correctly</text:p>
          </table:table-cell>
          <table:table-cell table:style-name="ce29"/>
          <table:table-cell table:style-name="ce3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Product page</text:p>
          </table:table-cell>
          <table:table-cell table:number-columns-repeated="9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5:</text:p>
          </table:table-cell>
          <table:table-cell table:style-name="ce29" table:number-columns-repeated="2"/>
          <table:table-cell table:style-name="ce33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style-name="ce29" table:number-columns-repeated="2"/>
          <table:table-cell table:style-name="ce3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style-name="ce29"/>
          <table:table-cell table:style-name="ce33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quantity option is visible</text:p>
          </table:table-cell>
          <table:table-cell table:style-name="ce29"/>
          <table:table-cell table:style-name="ce3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quantity option can be interacted</text:p>
          </table:table-cell>
          <table:table-cell table:style-name="ce29"/>
          <table:table-cell table:style-name="ce3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3:</text:p>
          </table:table-cell>
          <table:table-cell table:style-name="ce29" office:value-type="string" calcext:value-type="string">
            <text:p>The quantity options are listed correctly</text:p>
          </table:table-cell>
          <table:table-cell table:style-name="ce29"/>
          <table:table-cell table:style-name="ce33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Product page</text:p>
          </table:table-cell>
          <table:table-cell table:number-columns-repeated="9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18" office:value-type="string" calcext:value-type="string">
            <text:p>TC6:</text:p>
          </table:table-cell>
          <table:table-cell table:style-name="ce29" table:number-columns-repeated="2"/>
          <table:table-cell table:style-name="ce33"/>
        </table:table-row>
        <table:table-row table:style-name="ro2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style-name="ce29" table:number-columns-repeated="2"/>
          <table:table-cell table:style-name="ce33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style-name="ce29"/>
          <table:table-cell table:style-name="ce3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button is visible</text:p>
          </table:table-cell>
          <table:table-cell table:style-name="ce29"/>
          <table:table-cell table:style-name="ce3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button can be clicked</text:p>
          </table:table-cell>
          <table:table-cell table:style-name="ce29"/>
          <table:table-cell table:style-name="ce3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Product page</text:p>
          </table:table-cell>
          <table:table-cell table:number-columns-repeated="5"/>
          <table:table-cell table:style-name="ce35"/>
          <table:table-cell table:style-name="ce28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9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9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Product page</text:p>
          </table:table-cell>
          <table:table-cell table:number-columns-repeated="9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9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9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Back button button is interactable on the Product page</text:p>
          </table:table-cell>
          <table:table-cell table:number-columns-repeated="9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9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9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9"/>
        </table:table-row>
        <table:table-row table:style-name="ro1">
          <table:table-cell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button leads to correct page</text:p>
          </table:table-cell>
          <table:table-cell table:number-columns-repeated="9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8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8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8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8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8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.00.0000</text:date>, <text:time style:data-style-name="N2" text:time-value="12:33:52.243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30T12:46:38.096000000</dc:date>
    <meta:editing-duration>PT5H48M48S</meta:editing-duration>
    <meta:editing-cycles>36</meta:editing-cycles>
    <meta:generator>LibreOffice/7.6.2.1$Windows_X86_64 LibreOffice_project/56f7684011345957bbf33a7ee678afaf4d2ba333</meta:generator>
    <meta:document-statistic meta:table-count="8" meta:cell-count="932" meta:object-count="0"/>
  </office:meta>
</office:document-meta>
</file>